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Image Classification</text:span></text:p>
      <text:list xml:id="list3159955100" text:style-name="WWNum2">
        <text:list-item>
          <text:p text:style-name="P1"><text:span text:style-name="T2">What is the </text:span><text:span text:style-name="T3">semantic gap</text:span><text:span text:style-name="T2">?<text:line-break/><text:line-break/><text:line-break/><text:line-break/><text:line-break/><text:line-break/></text:span></text:p>
        </text:list-item>
        <text:list-item>
          <text:p text:style-name="P1"><text:span text:style-name="T2">What are some examples of the </text:span><text:span text:style-name="T3">variation challenge</text:span><text:span text:style-name="T2"> associated with image classification?<text:line-break/></text:span></text:p>
        </text:list-item>
      </text:list>
      <text:p text:style-name="P3"><text:span text:style-name="T2"><text:line-break/><text:line-break/></text:span></text:p>
      <text:p text:style-name="P3"><text:span text:style-name="T2"><text:line-break/></text:span></text:p>
      <text:list xml:id="list41711474886434" text:continue-numbering="true" text:style-name="WWNum2">
        <text:list-item>
          <text:p text:style-name="P1"><text:span text:style-name="T2">What are some of the potential uses for image recognition?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Image Classification</text:span></text:p>
      <text:list xml:id="list2833609461" text:style-name="WWNum1">
        <text:list-item>
          <text:p text:style-name="P2"><text:span text:style-name="T2">What is the </text:span><text:span text:style-name="T3">semantic gap</text:span><text:span text:style-name="T2">?<text:line-break/><text:line-break/><text:line-break/><text:line-break/><text:line-break/><text:line-break/></text:span></text:p>
        </text:list-item>
        <text:list-item>
          <text:p text:style-name="P2"><text:span text:style-name="T2">What are some examples of the </text:span><text:span text:style-name="T3">variation challenge</text:span><text:span text:style-name="T2"> associated with image classification?<text:line-break/><text:line-break/><text:line-break/><text:line-break/><text:line-break/><text:line-break/></text:span></text:p>
        </text:list-item>
        <text:list-item>
          <text:p text:style-name="P2"><text:span text:style-name="T2">What are some of the potential uses for image recognition?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72" meta:character-count="532" meta:non-whitespace-character-count="440"/>
    <meta:generator>LibreOfficeDev/6.0.5.2$Linux_X86_64 LibreOffice_project/</meta:generator>
  </office:meta>
</office:document-meta>
</file>